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 TTF1" svg:font-family="'Open Sans TTF', sans-serif"/>
    <style:font-face style:name="Open Sans TTF" svg:font-family="'Open Sans TTF', sans-serif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333333" style:font-name="Open Sans TTF" fo:font-size="16pt" fo:font-weight="bold" officeooo:rsid="0014b62d" officeooo:paragraph-rsid="0014b62d" style:font-size-asian="14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color="#333333" style:font-name="Open Sans TTF" fo:font-size="10pt" fo:font-weight="normal" officeooo:rsid="0014b62d" officeooo:paragraph-rsid="0014b62d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14b62d"/>
    </style:style>
    <style:style style:name="P4" style:family="paragraph" style:parent-style-name="Heading_20_1">
      <style:paragraph-properties fo:text-align="justify" style:justify-single-word="false"/>
      <style:text-properties fo:font-variant="normal" fo:text-transform="none" fo:color="#283648" style:font-name="Open Sans TTF1" fo:font-size="24pt" fo:font-style="normal" fo:font-weight="bold" officeooo:rsid="0014b62d" officeooo:paragraph-rsid="0014b62d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color="#333333" style:font-name="Open Sans TTF" fo:font-size="11pt" fo:font-weight="normal" officeooo:rsid="0016d7c4" officeooo:paragraph-rsid="0016d7c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333333" style:font-name="Open Sans TTF" fo:font-size="11pt" fo:font-weight="normal" officeooo:rsid="002bad11" officeooo:paragraph-rsid="002e500b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color="#333333" style:font-name="Open Sans TTF" fo:font-size="11pt" fo:font-weight="normal" officeooo:rsid="002e500b" officeooo:paragraph-rsid="002e500b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line-height="115%" fo:text-align="start" style:justify-single-word="false"/>
      <style:text-properties fo:color="#333333" style:font-name="Open Sans TTF" fo:font-size="11pt" fo:font-weight="normal" officeooo:rsid="00456d96" officeooo:paragraph-rsid="00456d96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end" style:justify-single-word="false"/>
      <style:text-properties fo:color="#333333" style:font-name="Open Sans TTF" fo:font-size="11pt" fo:font-weight="bold" officeooo:rsid="001cace0" officeooo:paragraph-rsid="002895b9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end" style:justify-single-word="false"/>
      <style:text-properties fo:color="#333333" style:font-name="Open Sans TTF" fo:font-size="12pt" fo:font-weight="bold" officeooo:rsid="001cace0" officeooo:paragraph-rsid="002895b9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end" style:justify-single-word="false"/>
      <style:text-properties fo:color="#333333" style:font-name="Open Sans TTF" fo:font-size="12pt" fo:font-weight="bold" officeooo:rsid="002a1356" officeooo:paragraph-rsid="002a1356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color="#333333" style:font-name="Open Sans TTF" fo:font-size="12pt" fo:font-weight="bold" officeooo:rsid="002a1356" officeooo:paragraph-rsid="002bad11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end" style:justify-single-word="false"/>
      <style:text-properties fo:color="#333333" style:font-name="Open Sans TTF" fo:font-size="12pt" fo:font-weight="bold" officeooo:rsid="001cace0" officeooo:paragraph-rsid="002895b9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333333" style:font-name="Open Sans TTF" fo:font-size="12pt" fo:font-weight="normal" officeooo:rsid="002bad11" officeooo:paragraph-rsid="002bad11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333333" style:font-name="Open Sans TTF" fo:font-size="10pt" fo:font-weight="normal" officeooo:rsid="001cace0" officeooo:paragraph-rsid="0016d7c4" style:font-size-asian="8.75pt" style:font-weight-asian="normal" style:font-size-complex="10pt" style:font-weight-complex="normal"/>
    </style:style>
    <style:style style:name="P16" style:family="paragraph" style:parent-style-name="Horizontal_20_Line">
      <style:paragraph-properties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paragraph-rsid="003fd721" style:font-size-asian="12pt" style:font-weight-asian="bold" style:font-size-complex="12pt" style:font-weight-complex="bold"/>
    </style:style>
    <style:style style:name="P17" style:family="paragraph" style:parent-style-name="Horizontal_20_Line">
      <style:paragraph-properties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27cac" officeooo:paragraph-rsid="00427cac" style:font-size-asian="12pt" style:font-weight-asian="bold" style:font-size-complex="12pt" style:font-weight-complex="bold"/>
    </style:style>
    <style:style style:name="P18" style:family="paragraph" style:parent-style-name="Horizontal_20_Line">
      <style:paragraph-properties fo:line-height="115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42c61" officeooo:paragraph-rsid="00442c61" style:font-size-asian="12pt" style:font-weight-asian="bold" style:font-size-complex="12pt" style:font-weight-complex="bold"/>
    </style:style>
    <style:style style:name="P19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42c61" officeooo:paragraph-rsid="00442c61" style:font-size-asian="12pt" style:font-weight-asian="bold" style:font-size-complex="12pt" style:font-weight-complex="bold"/>
    </style:style>
    <style:style style:name="P20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4c940" officeooo:paragraph-rsid="0044c940" style:font-size-asian="12pt" style:font-weight-asian="bold" style:font-size-complex="12pt" style:font-weight-complex="bold"/>
    </style:style>
    <style:style style:name="P21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a2295" officeooo:paragraph-rsid="004a2295" style:font-size-asian="12pt" style:font-weight-asian="bold" style:font-size-complex="12pt" style:font-weight-complex="bold"/>
    </style:style>
    <style:style style:name="P22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c8b6c" officeooo:paragraph-rsid="004c8b6c" style:font-size-asian="12pt" style:font-weight-asian="bold" style:font-size-complex="12pt" style:font-weight-complex="bold"/>
    </style:style>
    <style:style style:name="P23" style:family="paragraph" style:parent-style-name="Text_20_body" style:list-style-name="L1">
      <style:paragraph-properties fo:text-align="justify" style:justify-single-word="false"/>
      <style:text-properties fo:color="#333333" style:font-name="Open Sans TTF" fo:font-size="11pt" fo:font-weight="normal" officeooo:rsid="001cace0" officeooo:paragraph-rsid="002895b9" style:font-size-asian="11pt" style:font-weight-asian="normal" style:font-size-complex="11pt" style:font-weight-complex="normal"/>
    </style:style>
    <style:style style:name="P24" style:family="paragraph" style:parent-style-name="Text_20_body" style:list-style-name="L1">
      <style:paragraph-properties fo:line-height="115%" fo:text-align="justify" style:justify-single-word="false"/>
      <style:text-properties fo:color="#333333" style:font-name="Open Sans TTF" fo:font-size="11pt" fo:font-weight="normal" officeooo:rsid="001cace0" officeooo:paragraph-rsid="002895b9" style:font-size-asian="11pt" style:font-weight-asian="normal" style:font-size-complex="11pt" style:font-weight-complex="normal"/>
    </style:style>
    <style:style style:name="P25" style:family="paragraph" style:parent-style-name="Text_20_body" style:list-style-name="L3">
      <style:paragraph-properties fo:text-align="justify" style:justify-single-word="false"/>
      <style:text-properties fo:color="#333333" style:font-name="Open Sans TTF" fo:font-size="11pt" fo:font-weight="normal" officeooo:rsid="002bad11" officeooo:paragraph-rsid="002bad11" style:font-size-asian="11pt" style:font-weight-asian="normal" style:font-size-complex="11pt" style:font-weight-complex="normal"/>
    </style:style>
    <style:style style:name="P26" style:family="paragraph" style:parent-style-name="Text_20_body" style:list-style-name="L4">
      <style:paragraph-properties fo:text-align="justify" style:justify-single-word="false"/>
      <style:text-properties fo:color="#333333" style:font-name="Open Sans TTF" fo:font-size="11pt" fo:font-weight="normal" officeooo:rsid="002e500b" officeooo:paragraph-rsid="002e500b" style:font-size-asian="11pt" style:font-weight-asian="normal" style:font-size-complex="11pt" style:font-weight-complex="normal"/>
    </style:style>
    <style:style style:name="P27" style:family="paragraph" style:parent-style-name="Text_20_body" style:list-style-name="L5">
      <style:paragraph-properties fo:line-height="150%" fo:text-align="justify" style:justify-single-word="false"/>
      <style:text-properties fo:color="#333333" style:font-name="Open Sans TTF" fo:font-size="11pt" fo:font-weight="normal" officeooo:rsid="002e500b" officeooo:paragraph-rsid="002e500b" style:font-size-asian="11pt" style:font-weight-asian="normal" style:font-size-complex="11pt" style:font-weight-complex="normal"/>
    </style:style>
    <style:style style:name="P28" style:family="paragraph" style:parent-style-name="Text_20_body" style:list-style-name="L6">
      <style:paragraph-properties fo:text-align="justify" style:justify-single-word="false"/>
      <style:text-properties fo:color="#333333" style:font-name="Open Sans TTF" fo:font-size="11pt" fo:font-weight="normal" officeooo:rsid="002e9990" officeooo:paragraph-rsid="002e9990" style:font-size-asian="11pt" style:font-weight-asian="normal" style:font-size-complex="11pt" style:font-weight-complex="normal"/>
    </style:style>
    <style:style style:name="P29" style:family="paragraph" style:parent-style-name="Text_20_body" style:list-style-name="L7">
      <style:paragraph-properties fo:line-height="115%" fo:text-align="justify" style:justify-single-word="false"/>
      <style:text-properties fo:color="#333333" style:font-name="Open Sans TTF" fo:font-size="11pt" fo:font-weight="normal" officeooo:rsid="0044c940" officeooo:paragraph-rsid="0044c940" style:font-size-asian="11pt" style:font-weight-asian="normal" style:font-size-complex="11pt" style:font-weight-complex="normal"/>
    </style:style>
    <style:style style:name="P30" style:family="paragraph" style:parent-style-name="Text_20_body" style:list-style-name="L7">
      <style:paragraph-properties fo:line-height="115%" fo:text-align="start" style:justify-single-word="false"/>
      <style:text-properties fo:color="#333333" style:font-name="Open Sans TTF" fo:font-size="11pt" fo:font-weight="normal" officeooo:rsid="0044c940" officeooo:paragraph-rsid="0044c940" style:font-size-asian="11pt" style:font-weight-asian="normal" style:font-size-complex="11pt" style:font-weight-complex="normal"/>
    </style:style>
    <style:style style:name="P31" style:family="paragraph" style:parent-style-name="Text_20_body" style:list-style-name="L7">
      <style:paragraph-properties fo:line-height="115%" fo:text-align="start" style:justify-single-word="false"/>
      <style:text-properties fo:color="#333333" style:font-name="Open Sans TTF" fo:font-size="11pt" fo:font-weight="normal" officeooo:rsid="00456d96" officeooo:paragraph-rsid="00456d96" style:font-size-asian="11pt" style:font-weight-asian="normal" style:font-size-complex="11pt" style:font-weight-complex="normal"/>
    </style:style>
    <style:style style:name="P32" style:family="paragraph" style:parent-style-name="Text_20_body" style:list-style-name="L9">
      <style:paragraph-properties fo:line-height="150%" fo:text-align="justify" style:justify-single-word="false"/>
      <style:text-properties fo:color="#333333" style:font-name="Open Sans TTF" fo:font-size="12pt" fo:font-weight="bold" officeooo:rsid="004c8b6c" officeooo:paragraph-rsid="004c8b6c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color="#333333" style:font-name="Open Sans TTF" fo:font-size="12pt" fo:font-weight="bold" officeooo:rsid="001cace0" officeooo:paragraph-rsid="002895b9" style:font-size-asian="10.5pt" style:font-weight-asian="bold" style:font-size-complex="12pt" style:font-weight-complex="bold"/>
    </style:style>
    <style:style style:name="P34" style:family="paragraph" style:parent-style-name="Text_20_body" style:list-style-name="L2">
      <style:paragraph-properties fo:text-align="justify" style:justify-single-word="false"/>
      <style:text-properties fo:font-variant="normal" fo:text-transform="none" fo:color="#283648" style:font-name="Open Sans TTF1" fo:font-size="11pt" fo:letter-spacing="normal" fo:font-style="normal" fo:font-weight="normal" officeooo:rsid="002bad11" officeooo:paragraph-rsid="002bad11" style:font-size-asian="11pt" style:font-weight-asian="normal" style:font-size-complex="11pt" style:font-weight-complex="normal"/>
    </style:style>
    <style:style style:name="P35" style:family="paragraph" style:parent-style-name="Text_20_body" style:list-style-name="L8">
      <style:paragraph-properties fo:line-height="200%" fo:text-align="justify" style:justify-single-word="false"/>
      <style:text-properties officeooo:paragraph-rsid="004a2295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cace0" style:font-size-asian="11pt" style:font-size-complex="11pt"/>
    </style:style>
    <style:style style:name="T4" style:family="text">
      <style:text-properties fo:font-size="11pt" officeooo:rsid="002bad11" style:font-size-asian="11pt" style:font-size-complex="11pt"/>
    </style:style>
    <style:style style:name="T5" style:family="text">
      <style:text-properties fo:font-size="11pt" officeooo:rsid="002e500b" style:font-size-asian="11pt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5f79ae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9" style:family="text">
      <style:text-properties fo:font-size="11pt" style:text-underline-style="none" fo:font-weight="normal" officeooo:rsid="00597719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283648" style:font-name="Open Sans TTF1" fo:font-size="11pt" fo:letter-spacing="normal" fo:font-style="normal" style:font-size-asian="11pt" style:font-size-complex="11pt"/>
    </style:style>
    <style:style style:name="T11" style:family="text">
      <style:text-properties fo:font-variant="normal" fo:text-transform="none" fo:color="#283648" style:font-name="Open Sans TTF1" fo:font-size="11pt" fo:letter-spacing="normal" fo:font-style="normal" officeooo:rsid="002bad11" style:font-size-asian="11pt" style:font-size-complex="11pt"/>
    </style:style>
    <style:style style:name="T12" style:family="text">
      <style:text-properties fo:font-variant="normal" fo:text-transform="none" fo:color="#283648" style:font-name="Open Sans TTF1" fo:font-size="11pt" fo:letter-spacing="normal" fo:font-style="normal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283648" style:font-name="Open Sans TTF1" fo:font-size="11pt" fo:letter-spacing="normal" fo:font-style="normal" fo:font-weight="normal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283648" style:font-name="Open Sans TTF1" fo:font-size="11pt" fo:letter-spacing="normal" fo:font-style="normal" fo:font-weight="normal" officeooo:rsid="0044c940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83648" style:font-name="Open Sans TTF1" fo:font-size="11pt" fo:letter-spacing="normal" fo:font-style="normal" fo:font-weight="normal" officeooo:rsid="004a2295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283648" style:font-name="Open Sans TTF1" fo:font-size="11pt" fo:letter-spacing="normal" fo:font-style="normal" fo:font-weight="normal" officeooo:rsid="004da108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color="#283648" style:font-name="Open Sans TTF1" fo:font-size="11pt" fo:letter-spacing="normal" fo:font-style="normal" fo:font-weight="normal" officeooo:rsid="004dda10" style:font-size-asian="11pt" style:font-weight-asian="normal" style:font-size-complex="11pt" style:font-weight-complex="normal"/>
    </style:style>
    <style:style style:name="T18" style:family="text">
      <style:text-properties style:font-name="Open Sans TTF" fo:font-size="11pt" style:text-underline-style="none" style:font-size-asian="11pt" style:font-size-complex="11pt"/>
    </style:style>
    <style:style style:name="T19" style:family="text">
      <style:text-properties fo:color="#333333" style:font-name="Open Sans TTF" fo:font-size="11pt" fo:font-weight="normal" officeooo:rsid="0014b62d" style:font-size-asian="11pt" style:font-weight-asian="normal" style:font-size-complex="11pt" style:font-weight-complex="normal"/>
    </style:style>
    <style:style style:name="T20" style:family="text">
      <style:text-properties fo:color="#333333" style:font-name="Open Sans TTF" fo:font-size="11pt" fo:font-weight="bold" officeooo:rsid="0014b62d" style:font-size-asian="11pt" style:font-weight-asian="bold" style:font-size-complex="11pt" style:font-weight-complex="bold"/>
    </style:style>
    <style:style style:name="T21" style:family="text">
      <style:text-properties fo:color="#333333" style:font-name="Open Sans TTF" fo:font-size="12pt" fo:font-weight="normal" officeooo:rsid="0014b62d" style:font-size-asian="10.5pt" style:font-weight-asian="normal" style:font-size-complex="1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e500b" style:font-weight-asian="bold" style:font-weight-complex="bold"/>
    </style:style>
    <style:style style:name="T24" style:family="text">
      <style:text-properties officeooo:rsid="0030cb29"/>
    </style:style>
    <style:style style:name="T25" style:family="text">
      <style:text-properties officeooo:rsid="0035690c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5d47d2"/>
    </style:style>
    <style:style style:name="T28" style:family="text">
      <style:text-properties style:font-name="Liberation Sans1" fo:font-size="11pt" style:text-underline-style="none" style:font-size-asian="11pt" style:font-size-complex="11pt"/>
    </style:style>
    <style:style style:name="T29" style:family="text">
      <style:text-properties style:font-name="Liberation Serif1" fo:font-size="11pt" style:text-underline-style="none" style:font-size-asian="11pt" style:font-size-complex="11pt"/>
    </style:style>
    <style:style style:name="T30" style:family="text">
      <style:text-properties style:font-name="Liberation Serif1" fo:font-size="12pt" style:text-underline-style="none" style:font-size-asian="12pt" style:font-size-complex="12pt"/>
    </style:style>
    <style:style style:name="T31" style:family="text">
      <style:text-properties fo:color="#000080" style:text-underline-style="none" officeooo:rsid="005d47d2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dddddd" style:height="100%" style:style="solid"/>
          <style:column style:rel-width="3118*" fo:start-indent="0cm" fo:end-indent="0cm"/>
          <style:column style:rel-width="742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DITYA PRATAP SINGH</text:h>
      <text:p text:style-name="P1"><text:span text:style-name="T2">Phone :</text:span><text:span text:style-name="T1"> </text:span><text:span text:style-name="T6">+91-9044872133</text:span></text:p>
      <text:p text:style-name="P3"><text:span text:style-name="T20">Email :</text:span><text:span text:style-name="T21"> </text:span><text:a xlink:type="simple" xlink:href="mailto:adityasingh@teamscorpion.in" text:style-name="Internet_20_link" text:visited-style-name="Visited_20_Internet_20_Link"><text:span text:style-name="T26">adityasingh@teamscorpion.i</text:span></text:a><text:a xlink:type="simple" xlink:href="mailto:adityasingh@teamscorpion.in" text:style-name="Internet_20_link" text:visited-style-name="Visited_20_Internet_20_Link"><text:span text:style-name="T27">n</text:span></text:a><text:span text:style-name="T27">, </text:span><text:span text:style-name="T31">adi.singh1992@gmail.com</text:span></text:p>
      <text:p text:style-name="P1"><text:span text:style-name="T2">Address :</text:span><text:span text:style-name="T1"> </text:span><text:span text:style-name="T6">C-111 Raja Ji Puram, Lucknow, Uttar Pradesh </text:span><text:span text:style-name="T7">- </text:span><text:span text:style-name="T6">226017</text:span></text:p>
      <text:p text:style-name="P2"/>
      <text:p text:style-name="P16">PROFESSIONAL SUMMARY</text:p>
      <text:p text:style-name="P5">Hands-on, successful Software Developer with 2+ years of verifiable success in delivering appropriate technology solutions for web, desktop and mobile platforms. <text:s/>Comprehensive knowledge of web-based applications, databases, agile methodologies, and cloud services.</text:p>
      <text:p text:style-name="P15"/>
      <text:p text:style-name="P17">EMPLOYMENT HISTORY</text:p>
      <text:section text:style-name="Sect1" text:name="Section1">
        <text:p text:style-name="P9">May, 2016 – Present <text:s text:c="3"/><text:line-break/>Lucknow <text:s text:c="3"/><text:line-break/></text:p>
        <text:p text:style-name="P10"/>
        <text:p text:style-name="P13"/>
        <text:p text:style-name="P13"/>
        <text:p text:style-name="P13"><text:s text:c="2"/></text:p>
        <text:p text:style-name="P33"><text:s text:c="4"/><text:span text:style-name="T2">Software Developer, Team Scorpion</text:span></text:p>
        <text:list xml:id="list4683220855881665771" text:style-name="L1">
          <text:list-item>
            <text:p text:style-name="P23">Designed and developed software systems, using scientific analysis and design models, for various clients ranging from educational institutes to small-scale businesses.</text:p>
          </text:list-item>
          <text:list-item>
            <text:p text:style-name="P23">Also involved with advising customer's about or perform maintenance of their current software system.</text:p>
          </text:list-item>
          <text:list-item>
            <text:p text:style-name="P24">Perform<text:span text:style-name="T25">ing</text:span> security analysis <text:span text:style-name="T25">on</text:span> developed or packaged software components.</text:p>
          </text:list-item>
        </text:list>
      </text:section>
      <text:p text:style-name="P18">EDUCATION</text:p>
      <text:section text:style-name="Sect1" text:name="Section2">
        <text:p text:style-name="P11"><text:span text:style-name="T3">J</text:span><text:span text:style-name="T2">uly, 2018 <text:s text:c="3"/><text:line-break/><text:line-break/><text:line-break/><text:line-break/></text:span><text:span text:style-name="T4">June, 2016 <text:s text:c="3"/><text:line-break/><text:line-break/><text:line-break/><text:line-break/></text:span><text:span text:style-name="T5">May, 2012 <text:s text:c="3"/></text:span><text:span text:style-name="T4"><text:line-break/><text:line-break/><text:line-break/></text:span><text:span text:style-name="T5">May, 2010 <text:s text:c="3"/></text:span></text:p>
        <text:p text:style-name="P12"><text:span text:style-name="T2"><text:s text:c="4"/></text:span><text:span text:style-name="T11">Masters of Computer Applications: Computer Science</text:span></text:p>
        <text:list xml:id="list2716830928349341620" text:style-name="L2">
          <text:list-item>
            <text:p text:style-name="P34"><text:a xlink:type="simple" xlink:href="https://www.ignou.ac.in/" text:style-name="Internet_20_link" text:visited-style-name="Visited_20_Internet_20_Link"><text:span text:style-name="T26">Indira Gandhi National Open University</text:span></text:a> - Lucknow, Uttar Pradesh.</text:p>
          </text:list-item>
        </text:list>
        <text:p text:style-name="P14"><text:span text:style-name="T10"><text:s text:c="4"/></text:span><text:span text:style-name="T12">Bachelor of Computer Applications: Computer Science</text:span></text:p>
        <text:list xml:id="list5236197078743722898" text:style-name="L3">
          <text:list-item>
            <text:p text:style-name="P25"><text:a xlink:type="simple" xlink:href="https://www.ignou.ac.in/" text:style-name="Internet_20_link" text:visited-style-name="Visited_20_Internet_20_Link"><text:span text:style-name="T26">Indira Gandhi National Open University</text:span></text:a> - Lucknow, Uttar Pradesh.</text:p>
          </text:list-item>
        </text:list>
        <text:p text:style-name="P6"><text:s text:c="4"/><text:span text:style-name="T23">Intermediate</text:span></text:p>
        <text:list xml:id="list8834635571170646926" text:style-name="L4">
          <text:list-item>
            <text:p text:style-name="P26"><text:a xlink:type="simple" xlink:href="http://www.skdacademia.org/" text:style-name="Internet_20_link" text:visited-style-name="Visited_20_Internet_20_Link"><text:span text:style-name="T26">S. K. D. Academy</text:span></text:a> - Lucknow, Uttar Pradesh</text:p>
          </text:list-item>
        </text:list>
        <text:p text:style-name="P7"><text:s text:c="4"/><text:span text:style-name="T22">High School</text:span></text:p>
        <text:list xml:id="list3881956397519122047" text:style-name="L5">
          <text:list-item>
            <text:p text:style-name="P27"><text:a xlink:type="simple" xlink:href="http://www.skdacademia.org/" text:style-name="Internet_20_link" text:visited-style-name="Visited_20_Internet_20_Link"><text:span text:style-name="T26">S. K. D. Academy</text:span></text:a> - Lucknow, Uttar Pradesh</text:p>
          </text:list-item>
        </text:list>
      </text:section>
      <text:p text:style-name="P19">TECHNICAL SKILLS</text:p>
      <text:list xml:id="list1787530628244430981" text:style-name="L6">
        <text:list-item>
          <text:p text:style-name="P28"><text:span text:style-name="T22">Strongest Areas:</text:span> Web Programming, Databases, Algorithms.</text:p>
        </text:list-item>
        <text:list-item>
          <text:p text:style-name="P28"><text:span text:style-name="T22">Languages:</text:span> PHP, Python, Java, Javascript.</text:p>
        </text:list-item>
        <text:list-item>
          <text:p text:style-name="P28"><text:span text:style-name="T22">Tools / Frameworks:</text:span> CodeIgniter, jQuery, Git, <text:span text:style-name="T24">Java Swing, Flask.</text:span></text:p>
        </text:list-item>
      </text:list>
      <text:p text:style-name="P20"><text:soft-page-break/>PROJECTS</text:p>
      <text:list xml:id="list1299154882775858881" text:style-name="L7">
        <text:list-item>
          <text:p text:style-name="P29"><text:span text:style-name="T22">TuitionGuruJi -</text:span> A platform enabling parents to find highly qualified and skilled tutors for their children and freelance teachers to find favourable local tutoring jobs.</text:p>
          <text:p text:style-name="P30"><text:a xlink:type="simple" xlink:href="https://www.tuitionguruji.com/" text:style-name="Internet_20_link" text:visited-style-name="Visited_20_Internet_20_Link"><text:span text:style-name="T26">https://www.tuitionguruji.com</text:span></text:a></text:p>
        </text:list-item>
        <text:list-item>
          <text:p text:style-name="P29"><text:span text:style-name="T22">IgnouCalculator -</text:span> A complete, unofficial portal for Indira Gandhi National Open University, offering it's students a personalized view of their academic data, which is not available on the official site.</text:p>
          <text:p text:style-name="P30"><text:a xlink:type="simple" xlink:href="https://www.ignoucalculator.com/" text:style-name="Internet_20_link" text:visited-style-name="Visited_20_Internet_20_Link"><text:span text:style-name="T26">https://www.ignoucalculator.com</text:span></text:a></text:p>
        </text:list-item>
        <text:list-item>
          <text:p text:style-name="P29"><text:span text:style-name="T22">InstaBill -</text:span> An open-source G.S.T ready billing software, developed in Java, for small-scale shops and vendors who are willing to digitize their day-to-day book keeping.</text:p>
          <text:p text:style-name="P30"><text:a xlink:type="simple" xlink:href="https://github.com/adisingh1992/InstaBill" text:style-name="Internet_20_link" text:visited-style-name="Visited_20_Internet_20_Link"><text:span text:style-name="T26">https://github.com/adisingh1992/InstaBill</text:span></text:a></text:p>
        </text:list-item>
        <text:list-item>
          <text:p text:style-name="P31"><text:span text:style-name="T22">Web Service Retrieval -</text:span> Wrote scripts in Python to crawl and extract over 8,500+ pages worth of comic-books, based on world's most loved anime-series 'DragonBall'.</text:p>
          <text:p text:style-name="P31"><text:a xlink:type="simple" xlink:href="https://github.com/adisingh1992/Manga-Downloader" text:style-name="Internet_20_link" text:visited-style-name="Visited_20_Internet_20_Link"><text:span text:style-name="T26">https://github.com/adisingh1992/Manga-Downloader</text:span></text:a></text:p>
        </text:list-item>
        <text:list-item>
          <text:p text:style-name="P31"><text:span text:style-name="T22">Road Fighter -</text:span> A C-graphics based classic 2D racing game. Features include - collision detection, mouse controls, hot keys, in-game power-ups etc.</text:p>
          <text:p text:style-name="P31"><text:a xlink:type="simple" xlink:href="https://github.com/adisingh1992/Road-Fighter" text:style-name="Internet_20_link" text:visited-style-name="Visited_20_Internet_20_Link"><text:span text:style-name="T26">https://github.com/adisingh1992/Road-Fighter</text:span></text:a></text:p>
        </text:list-item>
        <text:list-item>
          <text:p text:style-name="P31"><text:span text:style-name="T22">Guardian -</text:span> A raspberry-pi and various other micro-controllers based home automation system. Features include - web interface for complete control of all electronic items, automatic alarm and music system, and UPnP audio streamer.</text:p>
          <text:p text:style-name="P31"><text:a xlink:type="simple" xlink:href="https://github.com/adisingh1992/Guardian" text:style-name="Internet_20_link" text:visited-style-name="Visited_20_Internet_20_Link"><text:span text:style-name="T26">https://github.com/adisingh1992/Guardian</text:span></text:a></text:p>
        </text:list-item>
        <text:list-item>
          <text:p text:style-name="P31"><text:span text:style-name="T22">TARS-piRover -</text:span> A very basic raspberry pi based rover totally build from scrap materials. Offers features like mobile-device controls using onboard wifi hotspot and a built-in music player.</text:p>
          <text:p text:style-name="P31"><text:a xlink:type="simple" xlink:href="https://github.com/adisingh1992/TARS-piRover" text:style-name="Internet_20_link" text:visited-style-name="Visited_20_Internet_20_Link"><text:span text:style-name="T26">https://github.com/adisingh1992/TARS-piRover</text:span></text:a></text:p>
        </text:list-item>
      </text:list>
      <text:p text:style-name="P8"/>
      <text:p text:style-name="P21">HOBBIES</text:p>
      <text:list xml:id="list3969749192913328476" text:style-name="L8">
        <text:list-item>
          <text:p text:style-name="P35"><text:span text:style-name="T14">W</text:span><text:span text:style-name="T15">atching Defense Documentaries, Building micro-controller based devices, Bike riding, </text:span><text:span text:style-name="T17">Watching </text:span><text:span text:style-name="T16">MotoGP </text:span><text:span text:style-name="T15">etc.</text:span></text:p>
        </text:list-item>
      </text:list>
      <text:p text:style-name="P22">MORE</text:p>
      <text:list xml:id="list3709040531687572690" text:style-name="L9">
        <text:list-item>
          <text:p text:style-name="P32"><text:span text:style-name="T13">Please visit : </text:span><text:a xlink:type="simple" xlink:href="https://www.teamscorpion.in/adityasingh" text:style-name="Internet_20_link" text:visited-style-name="Visited_20_Internet_20_Link"><text:span text:style-name="T8">https://www.teamscorpion.in/</text:span></text:a><text:a xlink:type="simple" xlink:href="https://www.teamscorpion.in/adityasingh" text:style-name="Internet_20_link" text:visited-style-name="Visited_20_Internet_20_Link"><text:span text:style-name="T9">adityasingh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 TTF1" svg:font-family="'Open Sans TTF', sans-serif"/>
    <style:font-face style:name="Open Sans TTF" svg:font-family="'Open Sans TTF', sans-serif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7:56:51.425786497</meta:creation-date>
    <meta:generator>LibreOffice/5.2.7.2$Linux_X86_64 LibreOffice_project/20m0$Build-2</meta:generator>
    <dc:date>2018-07-01T01:08:33.399110107</dc:date>
    <meta:editing-duration>PT1H46M38S</meta:editing-duration>
    <meta:editing-cycles>56</meta:editing-cycles>
    <meta:document-statistic meta:table-count="0" meta:image-count="0" meta:object-count="0" meta:page-count="2" meta:paragraph-count="46" meta:word-count="429" meta:character-count="3233" meta:non-whitespace-character-count="2818"/>
  </office:meta>
</office:document-meta>
</file>